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fo:border="2pt solid #AAAAAA" style:vertical-align="automatic" fo:wrap-option="wrap" fo:background-color="#CCCCFF" style:repeat-content="false"/>
      <style:paragraph-properties fo:text-align="center"/>
      <style:text-properties fo:color="#0000FF" style:text-underline-style="solid" style:text-underline-type="single"/>
    </style:style>
    <style:style style:name="ce3" style:family="table-cell" style:parent-style-name="Hyperlink" style:data-style-name="N0">
      <style:table-cell-properties fo:border="2pt solid #AAAAAA" style:vertical-align="top" fo:wrap-option="wrap" fo:background-color="#CCCCFF" style:repeat-content="false"/>
      <style:paragraph-properties fo:text-align="center"/>
      <style:text-properties fo:color="#0000FF" style:text-underline-style="solid" style:text-underline-type="single"/>
    </style:style>
    <style:style style:name="ce4" style:family="table-cell" style:parent-style-name="Hyperlink" style:data-style-name="N0">
      <style:table-cell-properties fo:border="2pt solid #AAAAAA" style:vertical-align="automatic" fo:wrap-option="wrap" fo:background-color="#FFCC99" style:repeat-content="false"/>
      <style:paragraph-properties fo:text-align="center"/>
      <style:text-properties fo:color="#0000FF" style:text-underline-style="solid" style:text-underline-type="single"/>
    </style:style>
    <style:style style:name="ce5" style:family="table-cell" style:parent-style-name="Hyperlink" style:data-style-name="N0">
      <style:table-cell-properties fo:border="2pt solid #AAAAAA" style:vertical-align="automatic" fo:wrap-option="wrap" fo:background-color="#99FF99" style:repeat-content="false"/>
      <style:paragraph-properties fo:text-align="center"/>
      <style:text-properties fo:color="#0000FF" style:text-underline-style="solid" style:text-underline-type="single"/>
    </style:style>
    <style:style style:name="ce6" style:family="table-cell" style:parent-style-name="Hyperlink" style:data-style-name="N0">
      <style:table-cell-properties fo:border="2pt solid #AAAAAA" style:vertical-align="top" fo:wrap-option="wrap" fo:background-color="#FF99FF" style:repeat-content="false"/>
      <style:paragraph-properties fo:text-align="center"/>
      <style:text-properties fo:color="#0000FF" style:text-underline-style="solid" style:text-underline-type="single"/>
    </style:style>
    <style:style style:name="ce7" style:family="table-cell" style:parent-style-name="Hyperlink" style:data-style-name="N0">
      <style:table-cell-properties fo:border="2pt solid #AAAAAA" style:vertical-align="automatic" fo:wrap-option="wrap" fo:background-color="#FF99FF" style:repeat-content="false"/>
      <style:paragraph-properties fo:text-align="center"/>
      <style:text-properties fo:color="#0000FF" style:text-underline-style="solid" style:text-underline-type="single"/>
    </style:style>
    <style:style style:name="ce8" style:family="table-cell" style:parent-style-name="Hyperlink" style:data-style-name="N0">
      <style:table-cell-properties fo:border="2pt solid #AAAAAA" style:vertical-align="automatic" fo:wrap-option="wrap" fo:background-color="#FFFFCC" style:repeat-content="false"/>
      <style:paragraph-properties fo:text-align="center"/>
      <style:text-properties fo:color="#0000FF" style:text-underline-style="solid" style:text-underline-type="single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Hyperlink" style:data-style-name="N0">
      <style:table-cell-properties fo:border="2pt solid #AAAAAA" style:vertical-align="top" fo:wrap-option="wrap" fo:background-color="#FF9900" style:repeat-content="false"/>
      <style:paragraph-properties fo:text-align="center"/>
      <style:text-properties fo:color="#0000FF" style:text-underline-style="solid" style:text-underline-type="single"/>
    </style:style>
    <style:style style:name="ce11" style:family="table-cell" style:parent-style-name="Hyperlink" style:data-style-name="N0">
      <style:table-cell-properties fo:border="2pt solid #AAAAAA" style:vertical-align="top" fo:wrap-option="wrap" fo:background-color="#0099FF" style:repeat-content="false"/>
      <style:paragraph-properties fo:text-align="center"/>
      <style:text-properties fo:color="#0000FF" style:text-underline-style="solid" style:text-underline-type="single"/>
    </style:style>
    <style:style style:name="ce12" style:family="table-cell" style:parent-style-name="Hyperlink" style:data-style-name="N0">
      <style:table-cell-properties fo:border="2pt solid #AAAAAA" style:vertical-align="top" fo:wrap-option="wrap" fo:background-color="#FFFF33" style:repeat-content="false"/>
      <style:paragraph-properties fo:text-align="center"/>
      <style:text-properties fo:color="#0000FF" style:text-underline-style="solid" style:text-underline-type="single"/>
    </style:style>
    <style:style style:name="ce13" style:family="table-cell" style:parent-style-name="Hyperlink" style:data-style-name="N0">
      <style:table-cell-properties fo:border="2pt solid #AAAAAA" style:vertical-align="top" fo:wrap-option="wrap" fo:background-color="#669966" style:repeat-content="false"/>
      <style:paragraph-properties fo:text-align="center"/>
      <style:text-properties fo:color="#0000FF" style:text-underline-style="solid" style:text-underline-type="single"/>
    </style:style>
    <style:style style:name="ce14" style:family="table-cell" style:parent-style-name="Hyperlink" style:data-style-name="N0">
      <style:table-cell-properties fo:border="2pt solid #AAAAAA" style:vertical-align="top" fo:wrap-option="wrap" fo:background-color="#FF33FF" style:repeat-content="false"/>
      <style:paragraph-properties fo:text-align="center"/>
      <style:text-properties fo:color="#0000FF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8785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XX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"/>
          <table:table-cell office:value-type="string" table:style-name="ce9">
            <text:p>Progress updating typos, archaic word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://en.wikipedia.org/wiki/Book_of_Genesis">Genesi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http://en.wikipedia.org/wiki/Book_of_Exodus">Exodu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http://en.wikipedia.org/wiki/Book_of_Leviticus">Leviticu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http://en.wikipedia.org/wiki/Book_of_Numbers">Number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a xlink:href="http://en.wikipedia.org/wiki/Book_of_Deuteronomy">Deuteronomy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Joshua">Joshua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Judges">Judg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Ruth">Ruth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Samuel">1 Samuel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Samuel">2 Samuel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Kings">1 King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Kings">2 King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Chronicles">1 Chronicl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Chronicles">2 Chronicl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Ezra">Ezra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Nehemiah">Nehemiah</text:a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<text:a xlink:href="http://en.wikipedia.org/wiki/Book_of_Esther">Esther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Book_of_Job">Job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Psalms">Psalms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Book_of_Proverbs">Proverbs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Ecclesiastes">Ecclesiastes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Song_of_Solomon">Song of Solomon</text:a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<text:a xlink:href="http://en.wikipedia.org/wiki/Book_of_Isaiah">Isaiah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://en.wikipedia.org/wiki/Book_of_Jeremiah">Jeremiah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://en.wikipedia.org/wiki/Book_of_Lamentations">Lamentations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://en.wikipedia.org/wiki/Book_of_Ezekiel">Ezekiel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://en.wikipedia.org/wiki/Book_of_Daniel">Daniel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Hosea">Hosea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Joel">Joel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Amos">Amos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Obadiah">Obadi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Jonah">Jon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Micah">Mic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Nahum">Nahum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Habakkuk">Habakkuk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Zephaniah">Zephani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Haggai">Haggai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Zechariah">Zechari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Malachi">Malachi</text:a></text:p>
          </table:table-cell>
          <table:table-cell table:number-columns-repeated="16383"/>
        </table:table-row>
        <table:table-row table:number-rows-repeated="1048536" table:style-name="ro2">
          <table:table-cell table:number-columns-repeated="16384"/>
        </table:table-row>
      </table:table>
      <table:table table:name="Septuagint" table:style-name="ta2">
        <table:table-column table:style-name="co4" table:default-cell-style-name="ce1"/>
        <table:table-column table:style-name="co3" table:number-columns-repeated="16383" table:default-cell-style-name="ce1"/>
        <table:table-row table:style-name="ro1">
          <table:table-cell table:style-name="ce1"/>
          <table:table-cell office:value-type="string" table:style-name="ce9">
            <text:p>Proofread updating typ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://en.wikipedia.org/wiki/Book_of_Genesis">Genesi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http://en.wikipedia.org/wiki/Book_of_Exodus">Exodu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http://en.wikipedia.org/wiki/Book_of_Leviticus">Leviticu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http://en.wikipedia.org/wiki/Book_of_Numbers">Number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a xlink:href="http://en.wikipedia.org/wiki/Book_of_Deuteronomy">Deuteronomy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Joshua">Joshua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Judges">Judg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Ruth">Ruth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Samuel">1 Samuel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Samuel">2 Samuel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Kings">1 King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Kings">2 King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Chronicles">1 Chronicl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s_of_Chronicles">2 Chronicl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Ezra">Ezra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<text:a xlink:href="http://en.wikipedia.org/wiki/Book_of_Nehemiah">Nehemiah</text:a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<text:a xlink:href="http://en.wikipedia.org/wiki/Book_of_Esther">Esther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Book_of_Job">Job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Psalms">Psalms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Book_of_Proverbs">Proverbs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Ecclesiastes">Ecclesiastes</text:a>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<text:a xlink:href="http://en.wikipedia.org/wiki/Song_of_Solomon">Song of Solomon</text:a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<text:a xlink:href="http://en.wikipedia.org/wiki/Book_of_Isaiah">Isaiah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://en.wikipedia.org/wiki/Book_of_Jeremiah">Jeremiah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://en.wikipedia.org/wiki/Book_of_Lamentations">Lamentations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://en.wikipedia.org/wiki/Book_of_Ezekiel">Ezekiel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://en.wikipedia.org/wiki/Book_of_Daniel">Daniel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Hosea">Hosea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Joel">Joel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Amos">Amos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Obadiah">Obadi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Jonah">Jon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Micah">Mic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Nahum">Nahum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Habakkuk">Habakkuk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Zephaniah">Zephani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Haggai">Haggai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Zechariah">Zechariah</text:a>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<text:a xlink:href="http://en.wikipedia.org/wiki/Book_of_Malachi">Malachi</text:a></text:p>
          </table:table-cell>
          <table:table-cell table:number-columns-repeated="16383"/>
        </table:table-row>
        <table:table-row table:number-rows-repeated="1048536" table:style-name="ro2">
          <table:table-cell table:number-columns-repeated="16384"/>
        </table:table-row>
      </table:table>
      <table:table table:name="NHEB" table:style-name="ta2">
        <table:table-column table:style-name="co5" table:default-cell-style-name="ce1"/>
        <table:table-column table:style-name="co3" table:number-columns-repeated="16383" table:default-cell-style-name="ce1"/>
        <table:table-row table:style-name="ro1">
          <table:table-cell table:style-name="ce1"/>
          <table:table-cell office:value-type="string" table:style-name="ce9">
            <text:p>Proofread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a xlink:href="http://en.wikipedia.org/wiki/Gospel_of_Matthew">Matthew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<text:a xlink:href="http://en.wikipedia.org/wiki/Gospel_of_Mark">Mark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<text:a xlink:href="http://en.wikipedia.org/wiki/Gospel_of_Luke">Luke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<text:a xlink:href="http://en.wikipedia.org/wiki/Gospel_of_John">John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<text:a xlink:href="http://en.wikipedia.org/wiki/Acts_of_the_Apostles">Act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Romans">Rom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First_Epistle_to_the_Corinthians">1 Corinth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Second_Epistle_to_the_Corinthians">2 Corinth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Galatians">Galat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Ephesians">Ephes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Philippians">Philipp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Colossians">Coloss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First_Epistle_to_the_Thessalonians">1 Thessalon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Second_Epistle_to_the_Thessalonians">2 Thessalon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First_Epistle_to_Timothy">1 Timothy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Second_Epistle_to_Timothy">2 Timothy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http://en.wikipedia.org/wiki/Epistle_to_Titus">Titu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http://en.wikipedia.org/wiki/Epistle_to_Philemon">Philemon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Epistle_to_the_Hebrews">Hebrews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Epistle_of_James">James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First_Epistle_of_Peter">1 Peter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Second_Epistle_of_Peter">2 Peter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First_Epistle_of_John">1 John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Second_Epistle_of_John">2 John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Third_Epistle_of_John">3 John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Epistle_of_Jude">Jude</text:a>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<text:a xlink:href="http://en.wikipedia.org/wiki/Book_of_Revelation">Revelation</text:a></text:p>
          </table:table-cell>
          <table:table-cell table:number-columns-repeated="16383"/>
        </table:table-row>
        <table:table-row table:number-rows-repeated="1048548" table:style-name="ro2">
          <table:table-cell table:number-columns-repeated="16384"/>
        </table:table-row>
      </table:table>
      <table:table table:name="Westcott_&amp;_Holt" table:style-name="ta2">
        <table:table-column table:style-name="co5" table:default-cell-style-name="ce1"/>
        <table:table-column table:style-name="co3" table:number-columns-repeated="16383" table:default-cell-style-name="ce1"/>
        <table:table-row table:style-name="ro1">
          <table:table-cell table:style-name="ce1"/>
          <table:table-cell office:value-type="string" table:style-name="ce9">
            <text:p>Proofread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a xlink:href="http://en.wikipedia.org/wiki/Gospel_of_Matthew">Matthew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<text:a xlink:href="http://en.wikipedia.org/wiki/Gospel_of_Mark">Mark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<text:a xlink:href="http://en.wikipedia.org/wiki/Gospel_of_Luke">Luke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<text:a xlink:href="http://en.wikipedia.org/wiki/Gospel_of_John">John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<text:a xlink:href="http://en.wikipedia.org/wiki/Acts_of_the_Apostles">Act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Romans">Rom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First_Epistle_to_the_Corinthians">1 Corinth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Second_Epistle_to_the_Corinthians">2 Corinth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Galatians">Galat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Ephesians">Ephes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Philippians">Philipp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Epistle_to_the_Colossians">Coloss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First_Epistle_to_the_Thessalonians">1 Thessalon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Second_Epistle_to_the_Thessalonians">2 Thessaloni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First_Epistle_to_Timothy">1 Timothy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http://en.wikipedia.org/wiki/Second_Epistle_to_Timothy">2 Timothy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http://en.wikipedia.org/wiki/Epistle_to_Titus">Titu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http://en.wikipedia.org/wiki/Epistle_to_Philemon">Philemon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Epistle_to_the_Hebrews">Hebrews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Epistle_of_James">James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First_Epistle_of_Peter">1 Peter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Second_Epistle_of_Peter">2 Peter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First_Epistle_of_John">1 John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Second_Epistle_of_John">2 John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Third_Epistle_of_John">3 John</text:a>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<text:a xlink:href="http://en.wikipedia.org/wiki/Epistle_of_Jude">Jude</text:a>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<text:a xlink:href="http://en.wikipedia.org/wiki/Book_of_Revelation">Revelation</text:a></text:p>
          </table:table-cell>
          <table:table-cell table:number-columns-repeated="16383"/>
        </table:table-row>
        <table:table-row table:number-rows-repeated="1048548" table:style-name="ro2">
          <table:table-cell table:number-columns-repeated="16384"/>
        </table:table-row>
      </table:table>
      <table:table table:name="misc" table:style-name="ta2">
        <table:table-column table:style-name="co6" table:default-cell-style-name="ce1"/>
        <table:table-column table:style-name="co3" table:number-columns-repeated="16383" table:default-cell-style-name="ce1"/>
        <table:table-row table:style-name="ro2">
          <table:table-cell office:value-type="string" table:number-columns-spanned="4" table:number-rows-spanned="1" table:style-name="ce15">
            <text:p>Find and replace names in the LXX2012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1">
            <text:p>Original</text:p>
          </table:table-cell>
          <table:table-cell office:value-type="string" table:style-name="ce1">
            <text:p>Replacement</text:p>
          </table:table-cell>
          <table:table-cell table:number-columns-repeated="16382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9">
            <text:p>Separate and format each book after the English and Greek has been updated</text:p>
          </table:table-cell>
          <table:table-cell table:number-columns-repeated="16383" table:style-name="ce1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aul</meta:initial-creator>
    <dc:creator>Paul</dc:creator>
    <meta:creation-date>2012-06-22T21:35:12Z</meta:creation-date>
    <dc:date>2012-06-22T22:38:30Z</dc:date>
  </office:meta>
</office:document-meta>
</file>